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fd1f5" officeooo:paragraph-rsid="001fd1f5"/>
    </style:style>
    <style:style style:name="P2" style:family="paragraph" style:parent-style-name="Subtitle">
      <style:text-properties officeooo:rsid="001fd1f5" officeooo:paragraph-rsid="001fd1f5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205c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Title"/>
      <text:p text:style-name="Title"/>
      <text:p text:style-name="Title">IA41 – Teeko</text:p>
      <text:p text:style-name="P2">Rapport de proj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arbara SCHIAVI<text:tab/><text:tab/><text:tab/><text:tab/><text:tab/><text:tab/><text:tab/><text:tab/><text:tab/>Printemps 2015</text:p>
      <text:p text:style-name="P1">Paul-Émile BRETEGNIER</text:p>
      <text:h text:style-name="P3" text:outline-level="1">Introduction</text:h>
      <text:p text:style-name="P1">Dans l'UV IA41 nous sommes ammenée ce semestre a réalisé un projet <text:span text:style-name="T1">de programmation en Prolo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2S</meta:editing-duration>
    <meta:editing-cycles>3</meta:editing-cycles>
    <meta:generator>LibreOffice/4.3.7.2$Windows_x86 LibreOffice_project/8a35821d8636a03b8bf4e15b48f59794652c68ba</meta:generator>
    <dc:date>2015-06-04T09:11:14.375000000</dc:date>
    <meta:document-statistic meta:table-count="0" meta:image-count="0" meta:object-count="0" meta:page-count="2" meta:paragraph-count="6" meta:word-count="28" meta:character-count="195" meta:non-whitespace-character-count="163"/>
    <meta:user-defined meta:name="Info 1"/>
    <meta:user-defined meta:name="Info 2"/>
    <meta:user-defined meta:name="Info 3"/>
    <meta:user-defined meta:name="Info 4"/>
  </office:meta>
</office:document-meta>
</file>